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.75cm" fo:min-width="4.5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1.75cm" fo:min-width="2.5cm"/>
    </style:style>
    <style:style style:name="gr3" style:family="graphic" style:parent-style-name="standard">
      <style:graphic-properties svg:stroke-opacity="80%" draw:fill="solid" draw:fill-color="#729fcf" draw:opacity="12%" draw:textarea-horizontal-align="justify" draw:textarea-vertical-align="middle" draw:auto-grow-height="false" fo:min-height="4.7cm" fo:min-width="11.52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 fo:min-height="1.75cm" fo:min-width="3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729fcf" draw:opacity="12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custom-shape draw:style-name="gr1" draw:text-style-name="P2" draw:layer="layout" svg:width="5cm" svg:height="2cm" svg:x="8cm" svg:y="5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5.6cm" svg:y="16cm">
          <text:p text:style-name="P1">Klient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cm" svg:y="16cm">
          <text:p text:style-name="P1">Klient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cm" svg:height="7cm" draw:transform="skewX (-0.00872664625997165) translate (2cm 8cm)">
          <text:p text:style-name="P1">interne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2.2cm" svg:y1="16cm" svg:x2="8cm" svg:y2="7cm">
          <text:p/>
        </draw:line>
        <draw:frame draw:style-name="gr5" draw:text-style-name="P5" draw:layer="layout" svg:width="5.6cm" svg:height="1cm" draw:transform="rotate (0.976511716490827) translate (3.036cm 12.84cm)">
          <draw:text-box>
            <text:p>Call</text:p>
          </draw:text-box>
        </draw:frame>
        <draw:line draw:style-name="gr4" draw:text-style-name="P4" draw:layer="layout" svg:x1="9.7cm" svg:y1="7.001cm" svg:x2="3.9cm" svg:y2="16.001cm">
          <text:p/>
        </draw:line>
        <draw:frame draw:style-name="gr6" draw:text-style-name="P5" draw:layer="layout" svg:width="6.758cm" svg:height="1.657cm" draw:transform="rotate (0.976511716490827) translate (4.137cm 13.74cm)">
          <draw:text-box>
            <text:p>Response (encrypted)</text:p>
          </draw:text-box>
        </draw:frame>
        <draw:line draw:style-name="gr7" draw:text-style-name="P1" draw:layer="layout" svg:x1="5cm" svg:y1="16.2cm" svg:x2="15.6cm" svg:y2="16.3cm">
          <text:p text:style-name="P1"/>
        </draw:line>
        <draw:frame draw:style-name="gr8" draw:text-style-name="P5" draw:layer="layout" svg:width="7.085cm" svg:height="0.954cm" svg:x="5.9cm" svg:y="15.346cm">
          <draw:text-box>
            <text:p text:style-name="P1">Handshake (encrypted)</text:p>
          </draw:text-box>
        </draw:frame>
        <draw:line draw:style-name="gr7" draw:text-style-name="P1" draw:layer="layout" svg:x1="5cm" svg:y1="17.473cm" svg:x2="15.6cm" svg:y2="17.6cm">
          <text:p/>
        </draw:line>
        <draw:frame draw:style-name="gr8" draw:text-style-name="P5" draw:layer="layout" svg:width="5.222cm" svg:height="0.954cm" svg:x="6.9cm" svg:y="16.619cm">
          <draw:text-box>
            <text:p text:style-name="P1">Chat (encrypted)</text:p>
          </draw:text-box>
        </draw:frame>
        <draw:line draw:style-name="gr4" draw:text-style-name="P4" draw:layer="layout" svg:x1="16.2cm" svg:y1="16.001cm" svg:x2="10.4cm" svg:y2="7.001cm">
          <text:p/>
        </draw:line>
        <draw:frame draw:style-name="gr5" draw:text-style-name="P5" draw:layer="layout" svg:width="3.092cm" svg:height="1cm" draw:transform="rotate (-1.00391338574714) translate (13.838cm 10.174cm)">
          <draw:text-box>
            <text:p>Call</text:p>
          </draw:text-box>
        </draw:frame>
        <draw:line draw:style-name="gr4" draw:text-style-name="P4" draw:layer="layout" svg:x1="12.1cm" svg:y1="7.002cm" svg:x2="17.9cm" svg:y2="16.002cm">
          <text:p/>
        </draw:line>
        <draw:frame draw:style-name="gr6" draw:text-style-name="P5" draw:layer="layout" svg:width="6.758cm" svg:height="1.657cm" draw:transform="rotate (-1.00740404425113) translate (13.807cm 8.105cm)">
          <draw:text-box>
            <text:p>Response (encrypted)</text:p>
          </draw:text-box>
        </draw:frame>
        <draw:custom-shape draw:style-name="gr9" draw:text-style-name="P2" draw:layer="layout" svg:width="3.9cm" svg:height="2cm" svg:x="15.8cm" svg:y="5cm">
          <text:p text:style-name="P1">Database<text:line-break/> user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8cm" svg:y1="5.5cm" svg:x2="12.9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6:22:09.261000000</meta:creation-date>
    <dc:date>2017-03-07T17:11:01.515000000</dc:date>
    <meta:editing-duration>PT18S</meta:editing-duration>
    <meta:editing-cycles>1</meta:editing-cycles>
    <meta:document-statistic meta:object-count="18"/>
    <meta:generator>LibreOffice/5.3.0.3$Windows_X86_64 LibreOffice_project/7074905676c47b82bbcfbea1aeefc84afe1c50e1</meta:generator>
  </office:meta>
</office:document-meta>
</file>